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IdIterator.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ofileIdIterator.prefet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fileId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IdIterator.ProfileIdIterator( NamingEnumeration underly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Id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